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Account.get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otpAccount.get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getMid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HotpAccount( Carrier carrier , String cellularNumber , String emailAddress , String midletName , boolean deliveryMethodSms , String realm , String name , byte [ ] secret , String pin , long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otpAccount.getP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getCellula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isDeliveryMethodS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getCarr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Account.getEmai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